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2" style:family="table">
      <style:table-properties style:width="16.999cm" table:align="margins"/>
    </style:style>
    <style:style style:name="Таблица2.A" style:family="table-column">
      <style:table-column-properties style:column-width="5.973cm" style:rel-column-width="3386*"/>
    </style:style>
    <style:style style:name="Таблица2.B" style:family="table-column">
      <style:table-column-properties style:column-width="11.026cm" style:rel-column-width="6251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B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B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3" style:family="table">
      <style:table-properties style:width="16.999cm" table:align="margins"/>
    </style:style>
    <style:style style:name="Таблица3.A" style:family="table-column">
      <style:table-column-properties style:column-width="8.5cm" style:rel-column-width="32767*"/>
    </style:style>
    <style:style style:name="Таблица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3.B1" style:family="table-cell">
      <style:table-cell-properties fo:padding="0.097cm" fo:border="0.002cm solid #000000"/>
    </style:style>
    <style:style style:name="Таблица3.A2" style:family="table-cell">
      <style:table-cell-properties fo:padding="0.097cm" fo:border-left="0.002cm solid #000000" fo:border-right="none" fo:border-top="none" fo:border-bottom="0.002cm solid #000000"/>
    </style:style>
    <style:style style:name="Таблица3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P3" style:family="paragraph" style:parent-style-name="Text_20_body">
      <style:paragraph-properties fo:margin-top="0cm" fo:margin-bottom="0cm"/>
      <style:text-properties style:font-name="Arial"/>
    </style:style>
    <style:style style:name="P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5" style:family="paragraph" style:parent-style-name="Header">
      <style:text-properties fo:font-size="2pt" fo:language="en" fo:country="US" style:font-size-asian="2pt" style:font-size-complex="2pt"/>
    </style:style>
    <style:style style:name="P6" style:family="paragraph" style:parent-style-name="Footer">
      <style:paragraph-properties fo:text-align="start" style:justify-single-word="false"/>
    </style:style>
    <style:style style:name="P7" style:family="paragraph" style:parent-style-name="Standard">
      <style:paragraph-properties style:text-autospace="none"/>
    </style:style>
    <style:style style:name="P8" style:family="paragraph" style:parent-style-name="Standard">
      <style:text-properties style:font-name="Arial"/>
    </style:style>
    <style:style style:name="P9" style:family="paragraph" style:parent-style-name="Standard">
      <style:paragraph-properties style:text-autospace="none"/>
      <style:text-properties style:font-name="Arial" fo:language="ru" fo:country="RU"/>
    </style:style>
    <style:style style:name="P10" style:family="paragraph" style:parent-style-name="Standard">
      <style:paragraph-properties style:text-autospace="none"/>
      <style:text-properties style:font-name="Arial" fo:language="ru" fo:country="RU" fo:background-color="#ff0000"/>
    </style:style>
    <style:style style:name="P11" style:family="paragraph" style:parent-style-name="Standard">
      <style:text-properties style:font-name="Arial" fo:language="en" fo:country="US" fo:background-color="#e6ff00"/>
    </style:style>
    <style:style style:name="P12" style:family="paragraph" style:parent-style-name="Standard">
      <style:text-properties fo:color="#0000ff" style:font-name="Courier New" fo:font-size="9pt" style:font-name-asian="Courier New" style:font-size-asian="9pt" style:font-name-complex="Courier New" style:font-size-complex="9pt"/>
    </style:style>
    <style:style style:name="P13" style:family="paragraph" style:parent-style-name="Text_20_body" style:list-style-name="L1">
      <style:paragraph-properties fo:margin-top="0cm" fo:margin-bottom="0cm"/>
      <style:text-properties style:font-name="Arial"/>
    </style:style>
    <style:style style:name="P14" style:family="paragraph" style:parent-style-name="Text_20_body">
      <style:paragraph-properties fo:margin-top="0cm" fo:margin-bottom="0cm"/>
      <style:text-properties style:font-name="Arial" fo:font-style="normal" style:font-style-asian="normal" style:font-style-complex="normal"/>
    </style:style>
    <style:style style:name="P15" style:family="paragraph" style:parent-style-name="Text_20_body">
      <style:paragraph-properties fo:margin-top="0cm" fo:margin-bottom="0cm"/>
      <style:text-properties style:font-name="Arial" fo:language="ru" fo:country="RU" fo:font-style="normal" style:font-style-asian="normal" style:font-style-complex="normal"/>
    </style:style>
    <style:style style:name="P16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P17" style:family="paragraph" style:parent-style-name="Table_20_Contents">
      <style:text-properties style:font-name="Arial"/>
    </style:style>
    <style:style style:name="P18" style:family="paragraph" style:parent-style-name="Table_20_Contents">
      <style:text-properties style:font-name="Arial" fo:language="en" fo:country="US"/>
    </style:style>
    <style:style style:name="P19" style:family="paragraph" style:parent-style-name="Table_20_Contents">
      <style:text-properties style:font-name="Arial" fo:language="en" fo:country="US" fo:background-color="#00ff00"/>
    </style:style>
    <style:style style:name="P20" style:family="paragraph" style:parent-style-name="Table_20_Contents">
      <style:text-properties style:font-name="Arial" fo:language="en" fo:country="US" fo:background-color="#ffff66"/>
    </style:style>
    <style:style style:name="P21" style:family="paragraph" style:parent-style-name="Table_20_Contents">
      <style:text-properties style:font-name="Arial" fo:language="en" fo:country="US" fo:background-color="#00ae00"/>
    </style:style>
    <style:style style:name="P22" style:family="paragraph" style:parent-style-name="Table_20_Contents">
      <style:text-properties style:font-name="Arial" fo:language="en" fo:country="US" fo:background-color="#e6ff00"/>
    </style:style>
    <style:style style:name="P23" style:family="paragraph" style:parent-style-name="Table_20_Contents">
      <style:text-properties style:font-name="Arial" fo:language="en" fo:country="US" fo:background-color="#3deb3d"/>
    </style:style>
    <style:style style:name="P24" style:family="paragraph" style:parent-style-name="Table_20_Contents">
      <style:text-properties style:font-name="Arial" fo:language="ru" fo:country="RU"/>
    </style:style>
    <style:style style:name="P25" style:family="paragraph" style:parent-style-name="Heading_20_2">
      <style:paragraph-properties fo:margin-top="0cm" fo:margin-bottom="0cm"/>
      <style:text-properties style:font-name="Arial" fo:font-style="normal" style:font-style-asian="normal" style:font-style-complex="normal"/>
    </style:style>
    <style:style style:name="T1" style:family="text">
      <style:text-properties fo:language="en" fo:country="US"/>
    </style:style>
    <style:style style:name="T2" style:family="text">
      <style:text-properties fo:language="zxx" fo:country="none"/>
    </style:style>
    <style:style style:name="T3" style:family="text">
      <style:text-properties fo:language="ru" fo:country="RU"/>
    </style:style>
    <style:style style:name="T4" style:family="text">
      <style:text-properties fo:color="#0000ff" style:font-name="Courier New" fo:font-size="9pt" style:font-name-asian="Courier New" style:font-size-asian="9pt" style:font-name-complex="Courier New" style:font-size-complex="9pt"/>
    </style:style>
    <style:style style:name="T5" style:family="text">
      <style:text-properties fo:color="#006400"/>
    </style:style>
    <style:style style:name="T6" style:family="text">
      <style:text-properties fo:color="#006400" style:font-name="Courier New" fo:font-size="9pt" style:font-name-asian="Courier New" style:font-size-asian="9pt" style:font-name-complex="Courier New" style:font-size-complex="9pt"/>
    </style:style>
    <style:style style:name="T7" style:family="text">
      <style:text-properties fo:color="#006400" style:font-name="Courier New" fo:font-size="9pt" fo:language="en" fo:country="US" style:font-name-asian="Courier New" style:font-size-asian="9pt" style:font-name-complex="Courier New" style:font-size-complex="9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5" text:outline-level="2">Зачем это надо(цели разработки)</text:h>
      <text:p text:style-name="P3"/>
      <text:p text:style-name="P3">Новый функционал разрабатывается для следующих целей</text:p>
      <text:list xml:id="list33257798" text:style-name="L1">
        <text:list-item>
          <text:p text:style-name="P13">Упростить поддержку локализации</text:p>
        </text:list-item>
        <text:list-item>
          <text:p text:style-name="P13">Убрать устаревший код и заменить его новым</text:p>
        </text:list-item>
      </text:list>
      <text:p text:style-name="P3"/>
      <text:h text:style-name="P25" text:outline-level="2">Проектирование</text:h>
      <text:p text:style-name="P4"/>
      <text:p text:style-name="P4">Зависимости по локализациям представлены ниже в таблице 1.</text:p>
      <text:p text:style-name="P4"/>
      <text:p text:style-name="P4">Таблица 1 — Локализация. Зависимости от приложений<text:tab/></text:p>
      <table:table table:name="Таблица2" table:style-name="Таблица2">
        <table:table-column table:style-name="Таблица2.A"/>
        <table:table-column table:style-name="Таблица2.B"/>
        <table:table-row>
          <table:table-cell table:style-name="Таблица2.A1" office:value-type="string">
            <text:p text:style-name="P17">Приложение</text:p>
          </table:table-cell>
          <table:table-cell table:style-name="Таблица2.B1" office:value-type="string">
            <text:p text:style-name="P17">Локализация: пространства</text:p>
          </table:table-cell>
        </table:table-row>
        <table:table-row>
          <table:table-cell table:style-name="Таблица2.A2" office:value-type="string">
            <text:p text:style-name="P18">Backup*</text:p>
          </table:table-cell>
          <table:table-cell table:style-name="Таблица2.B2" office:value-type="string">
            <text:p text:style-name="P8"><text:span text:style-name="T4">+"CopyRightInfo class"</text:span><text:span text:style-name="T6">, </text:span></text:p>
            <text:p text:style-name="P8"><text:span text:style-name="T6">+</text:span><text:span text:style-name="T4">"ProgramOptions"</text:span><text:span text:style-name="T6">, </text:span></text:p>
            <text:p text:style-name="P8"><text:span text:style-name="T6">+</text:span><text:span text:style-name="T4">"BackUpper class"</text:span><text:span text:style-name="T6">,</text:span></text:p>
            <text:p text:style-name="P7"><text:span text:style-name="T4">+"Log_class"</text:span><text:span text:style-name="T6">, </text:span></text:p>
            <text:p text:style-name="P7"><text:span text:style-name="T6">+</text:span><text:span text:style-name="T4">"Log_levels"</text:span><text:span text:style-name="T6">, </text:span></text:p>
            <text:p text:style-name="P7"><text:span text:style-name="T7">+</text:span><text:span text:style-name="T4">"BackupConsole"</text:span></text:p>
          </table:table-cell>
        </table:table-row>
        <table:table-row>
          <table:table-cell table:style-name="Таблица2.A2" office:value-type="string">
            <text:p text:style-name="P18">BackupUi*</text:p>
          </table:table-cell>
          <table:table-cell table:style-name="Таблица2.B2" office:value-type="string">
            <text:p text:style-name="P8"><text:span text:style-name="T4">+"CopyRightInfo class"</text:span><text:span text:style-name="T6">,</text:span></text:p>
            <text:p text:style-name="P7"><text:span text:style-name="T4">+"BackupNow Program Interface"</text:span><text:span text:style-name="T6">,</text:span></text:p>
            <text:p text:style-name="P7"><text:span text:style-name="T4">+"ProgramOptions"</text:span><text:span text:style-name="T6">,</text:span></text:p>
            <text:p text:style-name="P7"><text:span text:style-name="T4">+"BackupProcessForm Program Interface"</text:span><text:span text:style-name="T6">,</text:span></text:p>
            <text:p text:style-name="P7"><text:span text:style-name="T4">+"Password generator Program Interface"</text:span><text:span text:style-name="T6">,</text:span></text:p>
            <text:p text:style-name="P7"><text:span text:style-name="T4">+"BackUpper class"</text:span><text:span text:style-name="T6">,</text:span></text:p>
            <text:p text:style-name="P7"><text:span text:style-name="T4">+"Compression Priority"</text:span><text:span text:style-name="T6">,</text:span></text:p>
            <text:p text:style-name="P7"><text:span text:style-name="T4">+"Log_class"</text:span><text:span text:style-name="T6">,</text:span></text:p>
            <text:p text:style-name="P7"><text:span text:style-name="T4">+"Log_levels"</text:span><text:span text:style-name="T6">};</text:span></text:p>
          </table:table-cell>
        </table:table-row>
        <table:table-row>
          <table:table-cell table:style-name="Таблица2.A2" office:value-type="string">
            <text:p text:style-name="P18">Configurator</text:p>
          </table:table-cell>
          <table:table-cell table:style-name="Таблица2.B2" office:value-type="string">
            <text:p text:style-name="P8"><text:span text:style-name="T4">+"CopyRightInfo class"</text:span><text:span text:style-name="T6">, </text:span></text:p>
            <text:p text:style-name="P8"><text:span text:style-name="T7">+</text:span><text:span text:style-name="T4">"BUtil Configurator Program Interface"</text:span><text:span text:style-name="T6">, +</text:span><text:span text:style-name="T4">"ProgramOptions"</text:span><text:span text:style-name="T6">,</text:span></text:p>
            <text:p text:style-name="P7"><text:span text:style-name="T4">+"Log_levels"</text:span><text:span text:style-name="T6">, </text:span></text:p>
            <text:p text:style-name="P7"><text:span text:style-name="T6">+</text:span><text:span text:style-name="T4">"Compression Priority"</text:span><text:span text:style-name="T6">, </text:span></text:p>
            <text:p text:style-name="P7"><text:span text:style-name="T6">+</text:span><text:span text:style-name="T4">"Password generator Program Interface"</text:span><text:span text:style-name="T6">, </text:span></text:p>
            <text:p text:style-name="P7"><text:span text:style-name="T6">+</text:span><text:span text:style-name="T4">"Service Installer Program Interface"</text:span></text:p>
          </table:table-cell>
        </table:table-row>
        <table:table-row>
          <table:table-cell table:style-name="Таблица2.A2" office:value-type="string">
            <text:p text:style-name="P18">Ghost*</text:p>
          </table:table-cell>
          <table:table-cell table:style-name="Таблица2.B2" office:value-type="string">
            <text:p text:style-name="P12"><text:span text:style-name="T1">+</text:span>"Ghost" </text:p>
          </table:table-cell>
        </table:table-row>
        <table:table-row>
          <table:table-cell table:style-name="Таблица2.A2" office:value-type="string">
            <text:p text:style-name="P18">md5</text:p>
          </table:table-cell>
          <table:table-cell table:style-name="Таблица2.B2" office:value-type="string">
            <text:p text:style-name="P12"><text:span text:style-name="T1">+</text:span>"md5" </text:p>
          </table:table-cell>
        </table:table-row>
        <table:table-row>
          <table:table-cell table:style-name="Таблица2.A2" office:value-type="string">
            <text:p text:style-name="P18">Restoration</text:p>
          </table:table-cell>
          <table:table-cell table:style-name="Таблица2.B2" office:value-type="string">
            <text:p text:style-name="P12"><text:span text:style-name="T1">+</text:span>"Restorator"<text:span text:style-name="T5">, </text:span></text:p>
            <text:p text:style-name="P12"><text:span text:style-name="T5">+</text:span>"ProgramOptions"<text:span text:style-name="T5">, </text:span></text:p>
            <text:p text:style-name="P12"><text:span text:style-name="T5">+</text:span>"BackUpper class"</text:p>
          </table:table-cell>
        </table:table-row>
      </table:table>
      <text:p text:style-name="P4">* <text:span text:style-name="T1">- </text:span><text:span text:style-name="T3">должны иметь минимальные требования к памяти</text:span></text:p>
      <text:p text:style-name="P4"/>
      <text:h text:style-name="P25" text:outline-level="2">Реализация</text:h>
      <text:p text:style-name="P4"/>
      <text:p text:style-name="P4">Изменения в таблице 2.</text:p>
      <text:p text:style-name="P4"/>
      <text:p text:style-name="P4">Таблица 2 — Изменения в пространствах локализации</text:p>
      <table:table table:name="Таблица3" table:style-name="Таблица3">
        <table:table-column table:style-name="Таблица3.A" table:number-columns-repeated="2"/>
        <table:table-row>
          <table:table-cell table:style-name="Таблица3.A1" office:value-type="string">
            <text:p text:style-name="P17">Пространство</text:p>
          </table:table-cell>
          <table:table-cell table:style-name="Таблица3.B1" office:value-type="string">
            <text:p text:style-name="P17">Действие</text:p>
          </table:table-cell>
        </table:table-row>
        <table:table-row>
          <table:table-cell table:style-name="Таблица3.A2" office:value-type="string">
            <text:p text:style-name="P19">Core Library</text:p>
          </table:table-cell>
          <table:table-cell table:style-name="Таблица3.B2" office:value-type="string">
            <text:p text:style-name="P24">Объединение пространств:</text:p>
            <text:p text:style-name="P8"><text:span text:style-name="T4">"CopyRightInfo class"</text:span><text:span text:style-name="T6">, </text:span></text:p>
            <text:p text:style-name="P8"><text:soft-page-break/><text:span text:style-name="T4">"ProgramOptions"</text:span></text:p>
            <text:p text:style-name="P8"><text:span text:style-name="T4">"BackUpper class"</text:span></text:p>
            <text:p text:style-name="P7"><text:span text:style-name="T4">"Log_class"</text:span></text:p>
            <text:p text:style-name="P9"><text:span text:style-name="T4">"Log_levels"</text:span></text:p>
            <text:p text:style-name="P9"><text:span text:style-name="T4">"Password generator Program Interface",</text:span></text:p>
            <text:p text:style-name="P9"><text:span text:style-name="T4">"BackUpper class"</text:span><text:span text:style-name="T6"> </text:span></text:p>
            <text:p text:style-name="P9"><text:span text:style-name="T4">"Compression Priority"</text:span><text:span text:style-name="T6">, </text:span></text:p>
          </table:table-cell>
        </table:table-row>
        <table:table-row>
          <table:table-cell table:style-name="Таблица3.A2" office:value-type="string">
            <text:p text:style-name="P10"><text:span text:style-name="T4">"Service Installer Program Interface"</text:span></text:p>
          </table:table-cell>
          <table:table-cell table:style-name="Таблица3.B2" office:value-type="string">
            <text:p text:style-name="P17">Удалить</text:p>
            <text:p text:style-name="P17">Нигде не должно использоваться</text:p>
          </table:table-cell>
        </table:table-row>
        <table:table-row>
          <table:table-cell table:style-name="Таблица3.A2" office:value-type="string">
            <text:p text:style-name="P20">BackupConsole</text:p>
          </table:table-cell>
          <table:table-cell table:style-name="Таблица3.B2" office:value-type="string">
            <text:p text:style-name="P24">Переименовать</text:p>
            <text:p text:style-name="P23">Console backup Program</text:p>
          </table:table-cell>
        </table:table-row>
        <table:table-row>
          <table:table-cell table:style-name="Таблица3.A2" office:value-type="string">
            <text:p text:style-name="P21">Ui backup Program</text:p>
          </table:table-cell>
          <table:table-cell table:style-name="Таблица3.B2" office:value-type="string">
            <text:p text:style-name="P24">Объединение пространств</text:p>
            <text:p text:style-name="P9"><text:span text:style-name="T4">"BackupNow Program Interface"</text:span><text:span text:style-name="T6">,</text:span></text:p>
            <text:p text:style-name="P9"><text:span text:style-name="T4">"BackupProcessForm Program Interface"</text:span><text:span text:style-name="T6">,</text:span></text:p>
          </table:table-cell>
        </table:table-row>
        <table:table-row>
          <table:table-cell table:style-name="Таблица3.A2" office:value-type="string">
            <text:p text:style-name="P11"><text:span text:style-name="T4">"BUtil Configurator Program Interface"</text:span></text:p>
          </table:table-cell>
          <table:table-cell table:style-name="Таблица3.B2" office:value-type="string">
            <text:p text:style-name="P17">Переименовать</text:p>
            <text:p text:style-name="P23">Configurator Program</text:p>
          </table:table-cell>
        </table:table-row>
        <table:table-row>
          <table:table-cell table:style-name="Таблица3.A2" office:value-type="string">
            <text:p text:style-name="P22">Restorator</text:p>
          </table:table-cell>
          <table:table-cell table:style-name="Таблица3.B2" office:value-type="string">
            <text:p text:style-name="P24">Переименовать</text:p>
            <text:p text:style-name="P23">Restoration Program</text:p>
          </table:table-cell>
        </table:table-row>
        <table:table-row>
          <table:table-cell table:style-name="Таблица3.A2" office:value-type="string">
            <text:p text:style-name="P22">Ghost</text:p>
          </table:table-cell>
          <table:table-cell table:style-name="Таблица3.B2" office:value-type="string">
            <text:p text:style-name="P24">Переименовать</text:p>
            <text:p text:style-name="P23">Ghost Program</text:p>
          </table:table-cell>
        </table:table-row>
        <table:table-row>
          <table:table-cell table:style-name="Таблица3.A2" office:value-type="string">
            <text:p text:style-name="P22">md5</text:p>
          </table:table-cell>
          <table:table-cell table:style-name="Таблица3.B2" office:value-type="string">
            <text:p text:style-name="P24">Переименовать</text:p>
            <text:p text:style-name="P23">md5 Program</text:p>
          </table:table-cell>
        </table:table-row>
      </table:table>
      <text:p text:style-name="P4"/>
      <text:p text:style-name="P15">Для <text:span text:style-name="T1">Compression Priority </text:span>в <text:span text:style-name="T1">Core </text:span>должен быть создан класс — и вызов происходить через него</text:p>
      <text:p text:style-name="P4"/>
      <text:h text:style-name="P25" text:outline-level="2">Отраженность в документации</text:h>
      <text:p text:style-name="P4"/>
      <text:p text:style-name="P4">Нет</text:p>
      <text:p text:style-name="P4"/>
      <text:h text:style-name="P25" text:outline-level="2">Тестирование (по СТД С16М2Н1 Внутренний стандарт по организации тестирования при разработке открытых бесплатных проектов ведомых 1 человеком)</text:h>
      <text:p text:style-name="P4"/>
      <text:p text:style-name="P4">Запуск всех приложений и прогон для обычного использования</text:p>
      <text:p text:style-name="P4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Title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Title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Таблица1" style:family="table">
      <style:table-properties style:width="16.999cm" table:align="margins"/>
    </style:style>
    <style:style style:name="Таблица1.A" style:family="table-column">
      <style:table-column-properties style:column-width="5.216cm" style:rel-column-width="20108*"/>
    </style:style>
    <style:style style:name="Таблица1.B" style:family="table-column">
      <style:table-column-properties style:column-width="11.783cm" style:rel-column-width="45427*"/>
    </style:style>
    <style:style style:name="Таблица1.A1" style:family="table-cell">
      <style:table-cell-properties fo:background-color="#ffff0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Таблица1.B1" style:family="table-cell">
      <style:table-cell-properties fo:padding="0.097cm" fo:border-left="none" fo:border-right="0.002cm solid #000000" fo:border-top="0.002cm solid #000000" fo:border-bottom="0.002cm solid #000000"/>
    </style:style>
    <style:style style:name="MP1" style:family="paragraph" style:parent-style-name="Table_20_Contents">
      <style:paragraph-properties fo:margin-top="0cm" fo:margin-bottom="0cm" fo:text-align="center" style:justify-single-word="false"/>
      <style:text-properties style:font-name="Arial" fo:font-size="16pt" fo:language="ru" fo:country="RU" fo:font-weight="bold" style:font-size-asian="16pt" style:font-weight-asian="bold" style:font-size-complex="16pt" style:font-weight-complex="bold"/>
    </style:style>
    <style:style style:name="MP2" style:family="paragraph" style:parent-style-name="Title">
      <style:paragraph-properties fo:margin-top="0cm" fo:margin-bottom="0cm"/>
      <style:text-properties style:font-name="Arial" fo:font-size="16pt" style:font-size-asian="16pt" style:font-size-complex="16pt"/>
    </style:style>
    <style:style style:name="MP3" style:family="paragraph" style:parent-style-name="Title">
      <style:paragraph-properties fo:margin-top="0cm" fo:margin-bottom="0cm"/>
      <style:text-properties style:font-name="Arial" fo:font-size="16pt" fo:language="ru" fo:country="RU" style:font-size-asian="16pt" style:font-size-complex="16pt"/>
    </style:style>
    <style:style style:name="MP4" style:family="paragraph" style:parent-style-name="Header">
      <style:text-properties fo:font-size="2pt" fo:language="en" fo:country="US" style:font-size-asian="2pt" style:font-size-complex="2pt"/>
    </style:style>
    <style:style style:name="MP5" style:family="paragraph" style:parent-style-name="Footer">
      <style:paragraph-properties fo:text-align="start" style:justify-single-word="false"/>
    </style:style>
    <style:style style:name="MT1" style:family="text">
      <style:text-properties fo:language="en" fo:country="US"/>
    </style:style>
    <style:style style:name="MT2" style:family="text">
      <style:text-properties fo:language="ru" fo:country="RU"/>
    </style:style>
    <style:style style:name="MT3" style:family="text">
      <style:text-properties fo:language="zxx" fo:country="non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able:table table:name="Таблица1" table:style-name="Таблица1">
          <table:table-column table:style-name="Таблица1.A"/>
          <table:table-column table:style-name="Таблица1.B"/>
          <table:table-row>
            <table:table-cell table:style-name="Таблица1.A1" office:value-type="string">
              <text:p text:style-name="MP1">Функциональный дизайн</text:p>
            </table:table-cell>
            <table:table-cell table:style-name="Таблица1.B1" office:value-type="string">
              <text:p text:style-name="MP2"><text:span text:style-name="MT1">ФД-</text:span><text:span text:style-name="MT2">5</text:span></text:p>
              <text:p text:style-name="MP3">Упрощение поддержки локализации</text:p>
            </table:table-cell>
          </table:table-row>
        </table:table>
        <text:p text:style-name="MP4"/>
      </style:header>
      <style:footer>
        <text:p text:style-name="MP5">(с) <text:a xlink:type="simple" xlink:href="http://www.sourceforge.net/projects/butil"><text:span text:style-name="MT3">BUtil</text:span></text:a><text:span text:style-name="MT1"> project, </text:span><text:span text:style-name="MT2">Кучук Сергей Александрович<text:tab/></text:span><text:span text:style-name="MT1"> <text:tab/></text:span><text:span text:style-name="MT1"><text:page-number text:select-page="current">2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7-03T13:15:09.18</meta:creation-date>
    <meta:editing-duration>PT00H26M38S</meta:editing-duration>
    <meta:editing-cycles>9</meta:editing-cycles>
    <meta:generator>OpenOffice.org/3.0$Win32 OpenOffice.org_project/300m15$Build-9379</meta:generator>
    <meta:initial-creator>Сергей Кучук</meta:initial-creator>
    <dc:date>2009-07-03T13:41:36.46</dc:date>
    <dc:creator>Сергей Кучук</dc:creator>
    <meta:document-statistic meta:table-count="3" meta:image-count="0" meta:object-count="0" meta:page-count="2" meta:paragraph-count="88" meta:word-count="240" meta:character-count="2134"/>
    <meta:user-defined meta:name="Поле 1"/>
    <meta:user-defined meta:name="Поле 2"/>
    <meta:user-defined meta:name="Поле 3"/>
    <meta:user-defined meta:name="Поле 4"/>
  </office:meta>
</office:document-meta>
</file>